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009f" officeooo:paragraph-rsid="0005009f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05009f" officeooo:paragraph-rsid="0005009f"/>
    </style:style>
    <style:style style:name="P3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05009f" officeooo:paragraph-rsid="0005009f" style:font-weight-asian="bold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Times New Roman" style:text-underline-style="none" fo:font-weight="normal" officeooo:rsid="0005009f" officeooo:paragraph-rsid="0005009f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Times New Roman" style:text-underline-style="none" fo:font-weight="normal" officeooo:rsid="00093f26" officeooo:paragraph-rsid="00093f26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Times New Roman" style:text-underline-style="none" fo:font-weight="normal" officeooo:rsid="00093f26" officeooo:paragraph-rsid="000bd94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93f26" officeooo:paragraph-rsid="00093f2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93f26" officeooo:paragraph-rsid="000bd94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05009f" officeooo:paragraph-rsid="0005009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05009f" officeooo:paragraph-rsid="0005009f" style:font-size-asian="14pt" style:font-weight-asian="bold" style:font-size-complex="14pt" style:font-weight-complex="bold"/>
    </style:style>
    <style:style style:name="T1" style:family="text">
      <style:text-properties officeooo:rsid="00060cfa"/>
    </style:style>
    <style:style style:name="T2" style:family="text">
      <style:text-properties officeooo:rsid="000b338d"/>
    </style:style>
    <style:style style:name="T3" style:family="text">
      <style:text-properties officeooo:rsid="000bd9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dores Web de Altas Prestaciones.<text:tab/><text:tab/><text:tab/><text:tab/><text:tab/><text:tab/> Javier Quero Ruiz</text:p>
      <text:p text:style-name="P1"/>
      <text:p text:style-name="P2"/>
      <text:p text:style-name="P10">Ejercicio Tema 1</text:p>
      <text:p text:style-name="P3"/>
      <text:p text:style-name="P3"/>
      <text:p text:style-name="P9">- Tipo de contenido más adecuado para los siguientes servidores web:</text:p>
      <text:p text:style-name="P9"/>
      <text:list xml:id="list4085001215111197196" text:style-name="L2">
        <text:list-item>
          <text:p text:style-name="P4">Apache: es un servidor de código abierto <text:span text:style-name="T1">que implementa el protocolo http, es el más usado debido en parte a que es usado prácticamente por todas las plataformas. </text:span></text:p>
          <text:p text:style-name="P4"/>
        </text:list-item>
        <text:list-item>
          <text:p text:style-name="P5">Nginx: es un servidor web de proxy inverso de alto rendimiento, usado principalmente para protocolos de correo electrónico. También es multiplataforma y es usado por ejemplo por web tan conocidas como Netflix o Wordpress.</text:p>
          <text:p text:style-name="P5"/>
        </text:list-item>
        <text:list-item>
          <text:p text:style-name="P6">Thttpd: se caracteriza por ser pequeño, simple, portátil, seguro y rápido como nos indican en su pagina web, ya que usa los requerimientos mínimos de un servidor http. Está disponible para la mayoría de variantes de UNIX y es muy adecuado para servir grandes <text:span text:style-name="T2">volúmenes</text:span> de datos estáticos. </text:p>
        </text:list-item>
      </text:list>
      <text:p text:style-name="P8"/>
      <text:list xml:id="list131620145479623" text:continue-numbering="true" text:style-name="L2">
        <text:list-item>
          <text:p text:style-name="P6"><text:span text:style-name="T3">Cherokee: es un servidor multiplataforma y tiene como objetivo ser rápido y fácil de configurar. La principal diferencia es que está escrito en C, es software libre y puede usarse como sistema embebido. </text:span></text:p>
        </text:list-item>
      </text:list>
      <text:p text:style-name="P8"/>
      <text:list xml:id="list131621056199317" text:continue-numbering="true" text:style-name="L2">
        <text:list-item>
          <text:p text:style-name="P6"><text:span text:style-name="T3">Node.js: también es multiplataforma como casi todos los anteriores y es un entorno en tiempo de ejecución de código abierto. Es el mayor ecosistemas de librerías de código abierto en el mundo. Está diseñado para construir aplicaciones de red escalables. <text:s/></text:span><text:tab/> <text:s/>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2:40:38.100000000</meta:creation-date>
    <dc:date>2016-03-01T13:16:18.922000000</dc:date>
    <meta:editing-duration>PT20M27S</meta:editing-duration>
    <meta:editing-cycles>7</meta:editing-cycles>
    <meta:generator>LibreOffice/4.4.5.2$Windows_x86 LibreOffice_project/a22f674fd25a3b6f45bdebf25400ed2adff0ff99</meta:generator>
    <meta:document-statistic meta:table-count="0" meta:image-count="0" meta:object-count="0" meta:page-count="1" meta:paragraph-count="10" meta:word-count="212" meta:character-count="1286" meta:non-whitespace-character-count="1075"/>
  </office:meta>
</office:document-meta>
</file>